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c20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2cdff6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cb637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dadc3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610507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751c6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7ffc1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aac36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b70c4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8de1d7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1425a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bc0ae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ca500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1dbc1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09b30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73c3c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6ba93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de300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15892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2a04a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1b004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43bb6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e280d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06420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34c95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512fa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876cc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ced4f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75b68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7c0fc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99907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2ea632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ca6f5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abfd9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276a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09b3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paragraph-properties fo:break-before="page"/>
      <style:text-properties fo:color="#333333" style:font-name="Liberation Serif" fo:font-size="17pt" style:text-underline-style="none" fo:font-weight="bold" officeooo:rsid="2f7a955a" officeooo:paragraph-rsid="361024ca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2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font-name-complex="標楷體" style:text-emphasize="none"/>
    </style:style>
    <style:style style:name="T3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font-name-complex="標楷體" style:text-emphasize="none"/>
    </style:style>
    <style:style style:name="T4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font-name-complex="標楷體" style:text-emphasize="none"/>
    </style:style>
    <style:style style:name="T5" style:family="text">
      <style:text-properties style:text-outline="false" style:text-line-through-style="none" style:text-line-through-type="none" style:text-position="0% 100%" fo:font-style="normal" fo:text-shadow="none" officeooo:rsid="360e462b" style:font-style-asian="normal" style:font-name-complex="標楷體" style:text-emphasize="none"/>
    </style:style>
    <style:style style:name="T6" style:family="text">
      <style:text-properties style:text-outline="false" style:text-line-through-style="none" style:text-line-through-type="none" style:text-position="0% 100%" fo:font-style="normal" fo:text-shadow="none" officeooo:rsid="360e462b" style:font-name-asian="Arial1" style:font-style-asian="normal" style:font-name-complex="標楷體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font-name-complex="標楷體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font-name-complex="標楷體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font-name-complex="標楷體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font-name-complex="標楷體" style:text-emphasize="none"/>
    </style:style>
    <style:style style:name="T11" style:family="text">
      <style:text-properties fo:color="#1c1c1c"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12" style:family="text">
      <style:text-properties fo:color="#1c1c1c" style:text-outline="false" style:text-line-through-style="none" style:text-line-through-type="none" style:text-position="0% 100%" fo:font-style="normal" fo:text-shadow="none" officeooo:rsid="4c43b58b" style:font-style-asian="normal" style:font-name-complex="標楷體" style:text-emphasize="none"/>
    </style:style>
    <style:style style:name="T13" style:family="text">
      <style:text-properties officeooo:rsid="35c38633" style:font-name-asian="Arial1"/>
    </style:style>
    <style:style style:name="T14" style:family="text">
      <style:text-properties officeooo:rsid="360e462b" style:font-name-asian="Arial1" style:font-name-complex="標楷體"/>
    </style:style>
    <style:style style:name="T15" style:family="text">
      <style:text-properties style:font-name="標楷體1"/>
    </style:style>
    <style:style style:name="T16" style:family="text">
      <style:text-properties style:font-name="標楷體1" style:font-name-complex="標楷體"/>
    </style:style>
    <style:style style:name="T17" style:family="text">
      <style:text-properties style:font-name-complex="標楷體"/>
    </style:style>
    <style:style style:name="T18" style:family="text">
      <style:text-properties officeooo:rsid="360e462b" style:font-name-complex="標楷體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9571333" text:style-name="L1">
        <text:list-item>
          <text:p text:style-name="P1"><text:bookmark text:name="商鞅"/>間諜</text:p>
          <text:list>
            <text:list-item>
              <text:p text:style-name="P2">間諜 的 明顯例子，領導層型間諜、國民群型間諜。</text:p>
              <text:list>
                <text:list-item>
                  <text:p text:style-name="P3">國民群型間諜 的 明顯例子，<text:span text:style-name="T2">線民、社交工程</text:span>。</text:p>
                </text:list-item>
              </text:list>
            </text:list-item>
            <text:list-item>
              <text:p text:style-name="P4">間諜 的 明顯例子，國家型間諜、商業型間諜。</text:p>
            </text:list-item>
            <text:list-item>
              <text:p text:style-name="P5">間諜 的 明顯例子，政治型間諜、軍事型間諜、科技型間諜。</text:p>
              <text:list>
                <text:list-item>
                  <text:p text:style-name="P6">政治型間諜 的 明顯例子，假定，某一特定個體 是 第一個國家的 國民。</text:p>
                  <text:list>
                    <text:list-item>
                      <text:p text:style-name="P6">該個體 服務於、效忠於 第一個國家。</text:p>
                    </text:list-item>
                    <text:list-item>
                      <text:p text:style-name="P6">假定，第一個國家、第二個國家 是 敵對關係。</text:p>
                      <text:list>
                        <text:list-item>
                          <text:p text:style-name="P6">第一個國家（的 領導層、國民群）有機率反感於 第二個國家。</text:p>
                        </text:list-item>
                        <text:list-item>
                          <text:p text:style-name="P6">該敵對關係 有機率是由 第三個國家 產生、維護、強化、操控、控制。</text:p>
                        </text:list-item>
                        <text:list-item>
                          <text:p text:style-name="P6">假定，第一個國家 弱小於 第二個國家、第三個國家。</text:p>
                          <text:list>
                            <text:list-item>
                              <text:p text:style-name="P6">假定，第二個國家、第三個國家（表面上）是 競爭關係。</text:p>
                            </text:list-item>
                            <text:list-item>
                              <text:p text:style-name="P6">第一個國家 有機率 親近、好感於、不反感於 第三個國家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假定，該個體 到 第三個國家 留學。</text:p>
                    </text:list-item>
                    <text:list-item>
                      <text:p text:style-name="P6">假定，該個體 被 第三個國家 勸說、吸收。</text:p>
                      <text:list>
                        <text:list-item>
                          <text:p text:style-name="P6">該個體（變成）服務於、效忠於 第三個國家。</text:p>
                        </text:list-item>
                      </text:list>
                    </text:list-item>
                    <text:list-item>
                      <text:p text:style-name="P6">假定，該個體 回到 第一個國家。</text:p>
                    </text:list-item>
                    <text:list-item>
                      <text:p text:style-name="P6">假定，（該個體 足夠 優良，）該個體 進入 第一個國家的 政府、領導層。</text:p>
                      <text:list>
                        <text:list-item>
                          <text:p text:style-name="P6">明顯例子，該個體 成為 官員、領導者。</text:p>
                        </text:list-item>
                      </text:list>
                    </text:list-item>
                    <text:list-item>
                      <text:p text:style-name="P7">由於 職位、職權、權限 關係，其他官員、其他個體 自然而然、理所當然 聽從 該個體。</text:p>
                      <text:list>
                        <text:list-item>
                          <text:p text:style-name="P7">由於 職位、職權 關係，該個體 自然而然 接觸到，第一個國家的大量（機密）情報。</text:p>
                          <text:list>
                            <text:list-item>
                              <text:p text:style-name="P8">由於 職位、職權 關係，該個體 自然而然 感知，國家的 內在物質、內部機制。</text:p>
                            </text:list-item>
                            <text:list-item>
                              <text:p text:style-name="P8">該個體 有機率把（機密）情報 通知給、傳遞給、共享給 第三個國家。</text:p>
                              <text:list>
                                <text:list-item>
                                  <text:p text:style-name="P9">該個體 有機率把（機密）情報 公開 通知給、傳遞給、共享給 第三個國家。</text:p>
                                  <text:list>
                                    <text:list-item>
                                      <text:p text:style-name="P8">明顯例子，該個體 成立（第一個國家、第三個國家 的）聯合組織、會議。</text:p>
                                    </text:list-item>
                                  </text:list>
                                </text:list-item>
                                <text:list-item>
                                  <text:p text:style-name="P10">該個體 有機率把（機密）情報 秘密 通知給、傳遞給、共享給 第三個國家。</text:p>
                                  <text:list>
                                    <text:list-item>
                                      <text:p text:style-name="P8">明顯例子，該個體 旅遊、出差到 第一個國家、第三個國家、第四個國家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">由於 職位、職權 關係，該個體 自然而然 指揮、操控，第一個國家的 政策、行動。</text:p>
                          <text:list>
                            <text:list-item>
                              <text:p text:style-name="P12">由於 職位、職權 關係，該個體 自然而然 指揮，國家的 思想、決策、行動。</text:p>
                            </text:list-item>
                            <text:list-item>
                              <text:p text:style-name="P13">該個體 有機率聽命於 第三個國家的 指揮。</text:p>
                              <text:list>
                                <text:list-item>
                                  <text:p text:style-name="P13">明顯例子，第三個國家 公開、秘密 明示、暗示 該個體（接下來）要做的事。</text:p>
                                </text:list-item>
                                <text:list-item>
                                  <text:p text:style-name="P14">明顯例子，第三個國家 在會議 秘密暗示，該個體 要下的 命令、政策、輿論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該個體 有機率使用（第三個國家 正在、即將 偷窺、竊聽、操控 的）電器。</text:p>
                      <text:list>
                        <text:list-item>
                          <text:p text:style-name="P14">偷窺、竊聽（該個體 在 操作、使用 該電器 的時候，主動、被動 提供的）情報。</text:p>
                        </text:list-item>
                        <text:list-item>
                          <text:p text:style-name="P14">操控 電器，主動、被動 公開、秘密 指示、指揮 該個體。</text:p>
                        </text:list-item>
                        <text:list-item>
                          <text:p text:style-name="P15">偷窺、竊聽、操控 電器，主動、被動 公開、秘密 通訊、聯絡、溝通 該個體。</text:p>
                          <text:list>
                            <text:list-item>
                              <text:p text:style-name="P15">明顯例子，電腦、手機、社交軟體、搜尋引擎、攝影機<text:span text:style-name="T15">、GPS、</text:span>汽車、冰箱、電台。</text:p>
                              <text:list>
                                <text:list-item>
                                  <text:p text:style-name="P16"><text:span text:style-name="T17">手機 的 明顯例子，攝影機、麥克風、陀螺儀、</text:span><text:span text:style-name="T16">USB</text:span><text:span text:style-name="T17">孔、觸控螢幕、音響。</text:span></text:p>
                                </text:list-item>
                                <text:list-item>
                                  <text:p text:style-name="P36">手機 的 明顯例子，電話、簡訊、通訊軟體、瀏覽器、網路、藍芽、手機畫面。</text:p>
                                </text:list-item>
                                <text:list-item>
                                  <text:p text:style-name="P37">攝影機 的 明顯例子，街頭攝影機、電腦攝影機、手機攝影機、汽車攝影機。</text:p>
                                  <text:list>
                                    <text:list-item>
                                      <text:p text:style-name="P37">攝影機 是 監視、監聽、錄製、處理、傳輸 畫面、聲音 的 機器、工具。</text:p>
                                      <text:list>
                                        <text:list-item>
                                          <text:p text:style-name="P37">畫面 是 可見光、不可見光 的 畫面。</text:p>
                                        </text:list-item>
                                        <text:list-item>
                                          <text:p text:style-name="P37">聲音 是 可聽力、不可聽力 的 聲音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7">攝影機 有機率 發出 光線、聲音，交互作用（監視器附近的）其他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6"><text:span text:style-name="T17">電器 </text:span><text:span text:style-name="T14">↔</text:span><text:span text:style-name="T18"> </text:span><text:span text:style-name="T9">位</text:span><text:span text:style-name="T17">器</text:span>。</text:p>
                              <text:list>
                                <text:list-item>
                                  <text:p text:style-name="P38"><text:span text:style-name="T3">電磁波</text:span><text:span text:style-name="T17"> </text:span><text:span text:style-name="T14">↔</text:span><text:span text:style-name="T18"> </text:span><text:span text:style-name="T9">位</text:span><text:span text:style-name="T10">動</text:span><text:span text:style-name="T3">波</text:span>。</text:p>
                                </text:list-item>
                                <text:list-item>
                                  <text:p text:style-name="P17"><text:span text:style-name="T3">光 通訊、操控、偷窺</text:span><text:span text:style-name="T1">、竊聽 </text:span><text:span text:style-name="T6">↔</text:span><text:span text:style-name="T5"> </text:span><text:span text:style-name="T3">聲音、重力波 通訊、操控、偷窺</text:span><text:span text:style-name="T1">、竊聽</text:span>。</text:p>
                                </text:list-item>
                                <text:list-item>
                                  <text:p text:style-name="P18"><text:span text:style-name="T8">紅外線</text:span><text:span text:style-name="T3">、可見光、</text:span><text:span text:style-name="T8">紫外線 通訊</text:span><text:span text:style-name="T3">、操控</text:span><text:span text:style-name="T1"> </text:span><text:span text:style-name="T6">↔</text:span><text:span text:style-name="T5"> </text:span><text:span text:style-name="T3">次聲波、聲波、</text:span><text:span text:style-name="T4">超</text:span><text:span text:style-name="T3">音波 通訊、操控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">該個體 是 第三個國家 安插的 政治型間諜、國家政治領導層型間諜。</text:p>
                      <text:list>
                        <text:list-item>
                          <text:p text:style-name="P12">第三個國家 直接控制、直接遙控、觀測、聆聽 該個體。</text:p>
                        </text:list-item>
                        <text:list-item>
                          <text:p text:style-name="P20">第三個國家 間接控制、間接遙控、偷窺、竊聽 第一個國家（本身）。</text:p>
                          <text:list>
                            <text:list-item>
                              <text:p text:style-name="P21">第三個國家 間接控制、間接遙控、偷窺、竊聽 第一個國家的 政策、法令、情報。</text:p>
                            </text:list-item>
                            <text:list-item>
                              <text:p text:style-name="P22">第三個國家 間接控制、間接遙控、偷窺、竊聽 第一個國家的 領導層、國民群。</text:p>
                            </text:list-item>
                            <text:list-item>
                              <text:p text:style-name="P22">第三個國家 間接控制、間接遙控、偷窺、竊聽 第一個國家的 思想、決策、行動。</text:p>
                            </text:list-item>
                          </text:list>
                        </text:list-item>
                        <text:list-item>
                          <text:p text:style-name="P23">第一個國家 <text:span text:style-name="T13">↔</text:span> 被控制者。</text:p>
                          <text:list>
                            <text:list-item>
                              <text:p text:style-name="P22">第二個國家 <text:span text:style-name="T13">↔</text:span> 工具者、誘導者、引導者、凝結劑、凝固劑、催化劑。</text:p>
                            </text:list-item>
                            <text:list-item>
                              <text:p text:style-name="P23">第三個國家 <text:span text:style-name="T13">↔</text:span> 控制者、遙控者、獲利者。</text:p>
                            </text:list-item>
                            <text:list-item>
                              <text:p text:style-name="P23">抽象例子，狙擊手 打靶。</text:p>
                              <text:list>
                                <text:list-item>
                                  <text:p text:style-name="P23">工作人員 在 靶的 旁邊，放置 一個高昂的 花瓶。</text:p>
                                </text:list-item>
                                <text:list-item>
                                  <text:p text:style-name="P23">狙擊手 會 打偏。</text:p>
                                </text:list-item>
                                <text:list-item>
                                  <text:p text:style-name="P24">第一個國家 <text:span text:style-name="T13">↔</text:span> 狙擊手。</text:p>
                                  <text:list>
                                    <text:list-item>
                                      <text:p text:style-name="P24">第二個國家 <text:span text:style-name="T13">↔</text:span> 花瓶。</text:p>
                                    </text:list-item>
                                    <text:list-item>
                                      <text:p text:style-name="P24">第三個國家 <text:span text:style-name="T13">↔</text:span> 工作人員。</text:p>
                                    </text:list-item>
                                    <text:list-item>
                                      <text:p text:style-name="P25">第一個國家的 思想、決策、行動 <text:span text:style-name="T13">↔</text:span> 子彈、彈道、（靶上的）彈痕。</text:p>
                                    </text:list-item>
                                    <text:list-item>
                                      <text:p text:style-name="P26">第一個國家的 目標、信念、中心思想 <text:span text:style-name="T13">↔</text:span> 靶。</text:p>
                                      <text:list>
                                        <text:list-item>
                                          <text:p text:style-name="P27">打中紅心 <text:span text:style-name="T13">↔</text:span> 思想、決策、行動（完全）契合、符合、實現 目標。</text:p>
                                        </text:list-item>
                                        <text:list-item>
                                          <text:p text:style-name="P28">遠離紅心 <text:span text:style-name="T13">↔</text:span> 思想、決策、行動 脫離、遠離、背離 目標、信念。</text:p>
                                          <text:list>
                                            <text:list-item>
                                              <text:p text:style-name="P29">有 打到靶 <text:span text:style-name="T13">↔</text:span> 思想、決策、行動（部分）契合、符合、實現 目標。</text:p>
                                            </text:list-item>
                                            <text:list-item>
                                              <text:p text:style-name="P29">沒有 打到靶 <text:span text:style-name="T13">↔</text:span> 思想、決策、行動（完全）脫離、遠離 目標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反制。</text:p>
                      <text:list>
                        <text:list-item>
                          <text:p text:style-name="P29">假定，第一個國家、第二個國家 是因為 信念差異，產生出 敵對關係。</text:p>
                          <text:list>
                            <text:list-item>
                              <text:p text:style-name="P29">第一個國家、第二個國家 無視、融合 信念差異，降低、退化 敵對關係。</text:p>
                              <text:list>
                                <text:list-item>
                                  <text:p text:style-name="P29">無視 的 抽象例子，在 兩個 熱源、磁場、個體 之間，放置 絕緣體 隔絕。</text:p>
                                  <text:list>
                                    <text:list-item>
                                      <text:p text:style-name="P30">抽象例子，不改變 自己國家的 信念、政策、教育。</text:p>
                                    </text:list-item>
                                    <text:list-item>
                                      <text:p text:style-name="P31">抽象例子，不改變 其他國家的 信念、政策、教育。</text:p>
                                    </text:list-item>
                                  </text:list>
                                </text:list-item>
                                <text:list-item>
                                  <text:p text:style-name="P30">融合 的 抽象例子，熱平衡。</text:p>
                                  <text:list>
                                    <text:list-item>
                                      <text:p text:style-name="P32">抽象例子，改變 自己國家的 信念、政策、教育，更接近 其他國家。</text:p>
                                    </text:list-item>
                                    <text:list-item>
                                      <text:p text:style-name="P31">抽象例子，改變 其他國家的 信念、政策、教育，更接近 自己國家。</text:p>
                                      <text:list>
                                        <text:list-item>
                                          <text:p text:style-name="P31">明顯例子，美國的 民主外送。</text:p>
                                        </text:list-item>
                                        <text:list-item>
                                          <text:p text:style-name="P33">明顯例子，蘇聯的 共產外送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3">科技型間諜 的 明顯例子，假定，某一特定個體 是 第一個國家的 國民。</text:p>
                  <text:list>
                    <text:list-item>
                      <text:p text:style-name="P33">該個體 服務於、效忠於 第一個國家。</text:p>
                    </text:list-item>
                    <text:list-item>
                      <text:p text:style-name="P33">假定，第一個國家、第二個國家 是 敵對關係。</text:p>
                    </text:list-item>
                    <text:list-item>
                      <text:p text:style-name="P33">假定，該個體 到 第三個國家 留學。</text:p>
                    </text:list-item>
                    <text:list-item>
                      <text:p text:style-name="P33">假定，該個體 被 第三個國家 勸說、吸收。</text:p>
                    </text:list-item>
                    <text:list-item>
                      <text:p text:style-name="P33">假定，該個體 回到 第一個國家。</text:p>
                    </text:list-item>
                    <text:list-item>
                      <text:p text:style-name="P33">假定，（該個體 足夠 優良，）該個體 擔任 第一個國家的 技術職位、科技發展主管。</text:p>
                    </text:list-item>
                    <text:list-item>
                      <text:p text:style-name="P33">由於 職位、職權、權限 關係，其他個體 自然而然、理所當然 聽從 該個體。</text:p>
                    </text:list-item>
                    <text:list-item>
                      <text:p text:style-name="P33">該個體 有機率使用（第三個國家 正在、即將 偷窺、竊聽、操控 的）電器。</text:p>
                    </text:list-item>
                    <text:list-item>
                      <text:p text:style-name="P33">該個體 是 第三個國家 安插的 科技型間諜、國家科技領導層型間諜。</text:p>
                    </text:list-item>
                    <text:list-item>
                      <text:p text:style-name="P33">假定，第三個國家 認定，第一個國家 發展的 科技、技術、理論 太超前、對自己不利。</text:p>
                      <text:list>
                        <text:list-item>
                          <text:p text:style-name="P33">對 自己 不利 的 明顯例子，第一個個體 脫離 第三個個體的 掌控、控制、遙控。</text:p>
                        </text:list-item>
                        <text:list-item>
                          <text:p text:style-name="P33">第三個國家 有機率，讓 該個體 阻礙、掣肘、終止 該發展。</text:p>
                        </text:list-item>
                        <text:list-item>
                          <text:p text:style-name="P33">第三個國家 有機率（派出 自己的 領導層、國民群）直接出手，阻礙、掣肘 該發展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">間諜 的 明顯例子，<text:span text:style-name="T2">第</text:span><text:span text:style-name="T7">a</text:span><text:span text:style-name="T2">層級型態</text:span><text:span text:style-name="T12">個體</text:span><text:span text:style-name="T11">的</text:span><text:span text:style-name="T1">間諜</text:span>。</text:p>
              <text:list>
                <text:list-item>
                  <text:p text:style-name="P35">明顯例子，肉質層型間諜、靈魂層型間諜、精神層型間諜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5T17:01:19.517000000</dc:date>
    <meta:editing-duration>P21DT19H45M33S</meta:editing-duration>
    <meta:editing-cycles>12880</meta:editing-cycles>
    <meta:document-statistic meta:table-count="0" meta:image-count="0" meta:object-count="0" meta:page-count="1" meta:paragraph-count="96" meta:word-count="2462" meta:character-count="2849" meta:non-whitespace-character-count="2564"/>
  </office:meta>
</office:document-meta>
</file>